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856" officeooo:paragraph-rsid="0000b856"/>
    </style:style>
    <style:style style:name="P2" style:family="paragraph" style:parent-style-name="Standard">
      <style:text-properties officeooo:rsid="00012c33" officeooo:paragraph-rsid="00012c33"/>
    </style:style>
    <style:style style:name="P3" style:family="paragraph" style:parent-style-name="Standard">
      <style:text-properties officeooo:rsid="00016553" officeooo:paragraph-rsid="00016553"/>
    </style:style>
    <style:style style:name="P4" style:family="paragraph" style:parent-style-name="Standard">
      <style:text-properties officeooo:rsid="0001b580" officeooo:paragraph-rsid="0001b580"/>
    </style:style>
    <style:style style:name="P5" style:family="paragraph" style:parent-style-name="Standard">
      <style:text-properties officeooo:rsid="00020da4" officeooo:paragraph-rsid="00020da4"/>
    </style:style>
    <style:style style:name="P6" style:family="paragraph" style:parent-style-name="Standard">
      <style:text-properties officeooo:rsid="0002bd01" officeooo:paragraph-rsid="0002bd01"/>
    </style:style>
    <style:style style:name="P7" style:family="paragraph" style:parent-style-name="Standard">
      <style:text-properties officeooo:rsid="000387ca" officeooo:paragraph-rsid="000387ca"/>
    </style:style>
    <style:style style:name="T1" style:family="text">
      <style:text-properties officeooo:rsid="0001b5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stologia aparell urinari</text:p>
      <text:p text:style-name="P1"/>
      <text:p text:style-name="P2">Túbuls urinífers. </text:p>
      <text:p text:style-name="P2"/>
      <text:p text:style-name="P2"/>
      <text:p text:style-name="P2">Ronyons: òrgans que produeixen urina mitjançant filtració plasma sanguini. </text:p>
      <text:p text:style-name="P2">Unitat funcional: tubul urinifer. </text:p>
      <text:p text:style-name="P2">Tubul urinifer = corpuscle renal (part externa: càpsula de bowman, epitelial. part interna: glomèrul renal, capilars fenestrats per on circula sang a filtrar.) + tubul urinifer</text:p>
      <text:p text:style-name="P2"/>
      <text:p text:style-name="P2">el filtrat es diu filtració glomerular. circula per la part tubular del tubul urinifer, on es poder fer processos de reabsorció o secreció (si no s’han pogut filtrar abans) </text:p>
      <text:p text:style-name="P2"/>
      <text:p text:style-name="P2"/>
      <text:p text:style-name="P2">tubul urinifer: tubular, molt corbada. </text:p>
      <text:p text:style-name="P2"/>
      <text:p text:style-name="P2">parts: </text:p>
      <text:p text:style-name="P2">- nefrona. 1,5 milions per ronyó, dos tipus:</text:p>
      <text:p text:style-name="P2">corticals 85%. TÉ el corpuscle renal a la part externa de l’escorça i la nanse de henle és curta i arriba a la part externa de la medul·la</text:p>
      <text:p text:style-name="P2">iuxtamedul·lars: té el corpuscle renal a la part interna de l’escorça i la nansa de henle és llarga i arriba <text:s/>ala part interna de la medul·la</text:p>
      <text:p text:style-name="P2">- tubul col·Lector. drena diverses nefrones. part més profunda: conducte de bellini</text:p>
      <text:p text:style-name="P2"/>
      <text:p text:style-name="P2">aixo es fa en referència al ronyo. nefrona esta a escorça i el tubul col·lector arriba fins al final . </text:p>
      <text:p text:style-name="P2"/>
      <text:p text:style-name="P2"/>
      <text:p text:style-name="P2">parts de la nefrona: </text:p>
      <text:p text:style-name="P2">a) corpuscle renal</text:p>
      <text:p text:style-name="P2">- capsula de bowman</text:p>
      <text:p text:style-name="P2">- glomerul renal</text:p>
      <text:p text:style-name="P2">b) tubul proximal </text:p>
      <text:p text:style-name="P2">- part contornejada</text:p>
      <text:p text:style-name="P2">- oart recta descendent </text:p>
      <text:p text:style-name="P2">c) nansa de henle</text:p>
      <text:p text:style-name="P2">d) tubul distal - connecta amb el tubul connector</text:p>
      <text:p text:style-name="P2">- part recta ascendent </text:p>
      <text:p text:style-name="P2">- part contornejada</text:p>
      <text:p text:style-name="P2"/>
      <text:p text:style-name="P2">es com un cor en min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rpuscle renal: estructora esferica formada per glomerul renal intern i capsula de bowman externa. sempre a escorça renal</text:p>
      <text:p text:style-name="P2"><text:s/></text:p>
      <text:p text:style-name="P2">glomerul renal: cabdell de capilars fenestrats connectats a les arterioles glomerulars aferents i eferents</text:p>
      <text:p text:style-name="P2"/>
      <text:p text:style-name="P2">capsula de bowman. dilatacio de l’extrem del tubul proximal, que envolta el glomerul renal i disposa de dues capes. </text:p>
      <text:p text:style-name="P2">- capa visceral amb podocits, cel·lules epitelials especialitzades en la filtracio</text:p>
      <text:p text:style-name="P2">- capa parietal, cel·lules epitelials escamoses simples</text:p>
      <text:p text:style-name="P2">espai de bwoman o urinari: esta entre les dues capes de la capsula de bowman i s¡hi acumula l’ultrafiltrat glomerular</text:p>
      <text:p text:style-name="P2"/>
      <text:p text:style-name="P2">pol vascular. entren i surten de la capsular arteiorles glomerulars aferents i eferents</text:p>
      <text:p text:style-name="P2">pol urinari: punt per on es connecta la capsula amb el tubul contornejat proximal </text:p>
      <text:p text:style-name="P2"/>
      <text:p text:style-name="P2"/>
      <text:p text:style-name="P3">glomerul renal. cabdell de corpuscles fenestrats (vermell) connectats a les arterioles glomerulars aferents i eferents</text:p>
      <text:p text:style-name="P3">dins el glomerul renal hi ha el mesangi o matriu mesangial, on trobem cel·lules mesengials intra-glomerulars, fagocítiques</text:p>
      <text:p text:style-name="P3"/>
      <text:p text:style-name="P3">lamina basal de 300nm de gruix que envolta el glomerul renal i te tres capes: </text:p>
      <text:p text:style-name="P3">- lamina densa, col·lagen tipus IV </text:p>
      <text:p text:style-name="P3">- lamines rares, de laminina, fibronectina i heparan, que filtren proteines grans i amb carrega positiva. a banda i banda de la lamina densa. </text:p>
      <text:p text:style-name="P3"/>
      <text:p text:style-name="P3">capa visceral de la capsula de bowman formats per podocits que reposen a la lamina basal</text:p>
      <text:p text:style-name="P3"/>
      <text:p text:style-name="P3"/>
      <text:p text:style-name="P3">podocits: cèl·lules epitelials especialitzades en la filtracio. prolongacions citoplasmatiques primaries i secundaries (pedicels) </text:p>
      <text:p text:style-name="P3">pedicels: descansen sobre la lamina rara externa de la lamina basal. esquerda de filtracio</text:p>
      <text:p text:style-name="P3"/>
      <text:p text:style-name="P3"/>
      <text:p text:style-name="P3">barrera de filtracio glomerular. </text:p>
      <text:p text:style-name="P3">1: el contingut dels capilars del glomerul renal surt per les fenestres. </text:p>
      <text:p text:style-name="P3">2: lamina basal. la lamina densa atrapa les molecules grans <text:s/>i els poli-anions de les molecules rares atrapel les molecules negativs¡es i no deformables. </text:p>
      <text:p text:style-name="P3">celules mesangials intra-glomerulars: fagociten continuament els elements retinguts per la lamina basal. eviten l’acumulació d’aquests a la zona sub-endotelial</text:p>
      <text:p text:style-name="P3">3: diafragma de les fenedures o esquerdes de filtració que hi ha entre pedicels adjacents</text:p>
      <text:p text:style-name="P3"/>
      <text:p text:style-name="P3">les substancies que superen els tres elements de la barrera de filtració glomerular arriben a l’espai de bowman on formen ultrafiltrat glomerular (entre les dues capes de la capsula de bowman) </text:p>
      <text:p text:style-name="P3"/>
      <text:p text:style-name="P3">algun punt del tubul distal entra en contacte amb la <text:span text:style-name="T1">corpuscle renal. </text:span></text:p>
      <text:p text:style-name="P3">aparell iuxta: regula pas de sang i pressio sanguinia per modificar la filtracio i volum d’ultrafiltrat.</text:p>
      <text:p text:style-name="P3">parts: </text:p>
      <text:p text:style-name="P3">macula densa: cel·lules cilindriques, receptores de la concentracio de soid i el volum de l’ultrafiltrat present al tubul distal</text:p>
      <text:p text:style-name="P3"><text:soft-page-break/>cel·lules iuxtaglomerulars de l’arteriola aferent i eferent, que provoquen contraccio o dilatacio de les arterioles glomerulars (muscul llis) </text:p>
      <text:p text:style-name="P3">cel·lulars mesangials extraglomerulars. entre la macula densa, les cel·lules iuxtaglomerulars, les cel·lules iuxtaglomerulars de l’arteriola eferent i aferent, i el pol vascular del corpuscle renal. </text:p>
      <text:p text:style-name="P3">continuacio de les cel·lules mesangials intraglomerulars, funcio de suport. </text:p>
      <text:p text:style-name="P3"/>
      <text:p text:style-name="P4">nivells baixos de sodi: dilatacio de arteriola aferent, increment de flux sanguini al glomerul renal -&gt; + contraccio de arteriola eferent, incrrement de pressio sanguini al glomerul renal. augmenta taxa de filtració glomerular, produccio d’ultrafiltrat i recuperació de la concentració de sodi</text:p>
      <text:p text:style-name="P4"/>
      <text:p text:style-name="P4">nivells alts de sodi -&gt; contracció arteriola aferent, reduccio de flux sanguini i pressio sanguini al glomerul -&gt; reduccio de la taxa de filtracio glomerular, produccio d’ultrafiltrat i disminucio de la concentracio de sodi. </text:p>
      <text:p text:style-name="P4"/>
      <text:p text:style-name="P4"/>
      <text:p text:style-name="P5">ronyó: tubuls urinifers</text:p>
      <text:p text:style-name="P5">tubul proximal: </text:p>
      <text:p text:style-name="P5">format per la poart contornejada i la part recta descendent. seccions del tubul contornejat proximal les troben a l’escorça. sent els mes abundants al voltant dels corpuscles renals</text:p>
      <text:p text:style-name="P5"/>
      <text:p text:style-name="P5">parert de cel·lules epitelials cilindriques, nucili basal i citoplasma granular eosinofil, abundants mitocondris i vesicules citoplasmatiques. membrana luminal irregular i mal definida amb moltes microvellositats llargues. </text:p>
      <text:p text:style-name="P5"/>
      <text:p text:style-name="P5">tubul distal: </text:p>
      <text:p text:style-name="P5">part recta ascendent i part contornejada. </text:p>
      <text:p text:style-name="P5">seccions del tubul contornejat distal es troben a escorça, sent mes escassos que les del tubul contornejat proximal</text:p>
      <text:p text:style-name="P5"/>
      <text:p text:style-name="P5">tubul de menys diametre que el proximal, amb paret de cel·lules epitelials cubiques, nucli central, que ocupa quasi tota la cel·lula. citoplasma eosinofil menys intens que el proximal, membrana luminal regular i ben definide, poques vellositats curtes .</text:p>
      <text:p text:style-name="P5"/>
      <text:p text:style-name="P5">abundancia: mes abundants seccions tubul proximal que distal per la llargada. llargada</text:p>
      <text:p text:style-name="P5"/>
      <text:p text:style-name="P5"/>
      <text:p text:style-name="P5">nansa de henle: menys diametre</text:p>
      <text:p text:style-name="P5">seccions de la nansa de henle es troben a la medul·la i son semblants a seccions de capilars sanguinis. absencia d’eritrocits a la llum de la nansa de henle en condicions no patologiques</text:p>
      <text:p text:style-name="P5"/>
      <text:p text:style-name="P5">paret de cèl·lules epitelials planes </text:p>
      <text:p text:style-name="P5"/>
      <text:p text:style-name="P5"/>
      <text:p text:style-name="P5">tubul col·Lector. mes diametre. a continuacioi del tubul contornejat distal</text:p>
      <text:p text:style-name="P5">seccions del tubul col·lector es poden identificar a escorça, medula i papila renal</text:p>
      <text:p text:style-name="P5"/>
      <text:p text:style-name="P5">paret de cel·lules epitelials cilindriques grans, nucli rodo i central i citoplasma eosinofil. el seu diametre incrementa progressivament sent un tubul de gran calibre a la papila renal, on rep el nom de conducte de bernilli o algo aixi. </text:p>
      <text:p text:style-name="P5"/>
      <text:p text:style-name="P5"/>
      <text:p text:style-name="P6"/>
      <text:p text:style-name="P6"><text:soft-page-break/>vascularitzacio renal.</text:p>
      <text:p text:style-name="P6">arteria renal entra sang al ronyo a traves de l’istme</text:p>
      <text:p text:style-name="P6">arteries segmentaries son quan l’arteria renal es divideix (5 o 6) </text:p>
      <text:p text:style-name="P6">arteries interlobulars quan segmentaries es divideixen, estan entre els lobuls lol</text:p>
      <text:p text:style-name="P6">arteries arquejades son molt petites i arriben llunyet, s’arquejen</text:p>
      <text:p text:style-name="P6">arteries interlobelars son com pelets de les arquejades</text:p>
      <text:p text:style-name="P6"/>
      <text:p text:style-name="P6"/>
      <text:p text:style-name="P7">limit entre escorca i medula: limit corticomedular. </text:p>
      <text:p text:style-name="P7"/>
      <text:p text:style-name="P7"/>
      <text:p text:style-name="P7">arterioles glomerulars aferents, entra al glomerul i es fa filtracio plasma</text:p>
      <text:p text:style-name="P7">arteria glomerular eferent, surt del glomerul i sang te dos destins </text:p>
      <text:p text:style-name="P7"/>
      <text:p text:style-name="P7">1: xarxa capilar peritubular si va ser a una nefrona cortical</text:p>
      <text:p text:style-name="P7">2: arteries rectes si va ser a una nefrona iuxtamedul·lar. </text:p>
      <text:p text:style-name="P7"/>
      <text:p text:style-name="P7">Vasos venosos: </text:p>
      <text:p text:style-name="P7">escorça xarxa capilar peritubular -&gt; venes estrellades -&gt; venes interlobelars</text:p>
      <text:p text:style-name="P7"/>
      <text:p text:style-name="P7">medula: arteries rectes -&gt; venes rectes </text:p>
      <text:p text:style-name="P7"/>
      <text:p text:style-name="P7">les dues (tant venes rectes com interlobelars): -&gt; venes arquejades -&gt; venes interlobulars -&gt; vena re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08:35:02.125709208</meta:creation-date>
    <dc:date>2025-02-04T09:20:40.899135847</dc:date>
    <meta:editing-duration>PT29M46S</meta:editing-duration>
    <meta:editing-cycles>6</meta:editing-cycles>
    <meta:generator>LibreOffice/24.2.7.2$Linux_X86_64 LibreOffice_project/420$Build-2</meta:generator>
    <meta:document-statistic meta:table-count="0" meta:image-count="0" meta:object-count="0" meta:page-count="4" meta:paragraph-count="87" meta:word-count="1115" meta:character-count="7335" meta:non-whitespace-character-count="6264"/>
  </office:meta>
</office:document-meta>
</file>